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1" svg:font-family="'Droid Sans Mono', monospace, monospace, 'Droid Sans Fallback'"/>
    <style:font-face style:name="Courier 10 Pitch" svg:font-family="'Courier 10 Pitch'" style:font-adornments="Regular"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1" svg:font-family="'Lohit Hindi'" style:font-pitch="variable"/>
    <style:font-face style:name="Lohit Marathi" svg:font-family="'Lohit Marathi'"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paragraph-properties fo:margin-left="0.5102in" fo:margin-right="0in" fo:text-align="start" style:justify-single-word="false" fo:text-indent="0in" style:auto-text-indent="false"/>
      <style:text-properties fo:font-size="12pt" style:font-size-asian="12pt" style:font-size-complex="12pt"/>
    </style:style>
    <style:style style:name="P2" style:family="paragraph" style:parent-style-name="Standard">
      <style:paragraph-properties fo:margin-left="0.5102in" fo:margin-right="0in" fo:text-align="start" style:justify-single-word="false" fo:text-indent="0in" style:auto-text-indent="false"/>
      <style:text-properties fo:font-size="12pt" officeooo:rsid="00779cd8" officeooo:paragraph-rsid="00779cd8" style:font-size-asian="12pt" style:font-size-complex="12pt"/>
    </style:style>
    <style:style style:name="P3" style:family="paragraph" style:parent-style-name="Standard">
      <style:paragraph-properties fo:margin-left="0.5102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6dbad1" officeooo:paragraph-rsid="006dbad1"/>
    </style:style>
    <style:style style:name="P6" style:family="paragraph" style:parent-style-name="Text_20_body">
      <style:text-properties fo:font-weight="normal" officeooo:rsid="007189ce" officeooo:paragraph-rsid="006dd7e3" style:font-weight-asian="normal" style:font-weight-complex="normal"/>
    </style:style>
    <style:style style:name="P7" style:family="paragraph" style:parent-style-name="Text_20_body">
      <style:text-properties officeooo:paragraph-rsid="006dd7e3"/>
    </style:style>
    <style:style style:name="P8" style:family="paragraph" style:parent-style-name="Text_20_body">
      <style:text-properties officeooo:paragraph-rsid="0079641e"/>
    </style:style>
    <style:style style:name="P9" style:family="paragraph" style:parent-style-name="Text_20_body">
      <style:text-properties officeooo:rsid="0079641e" officeooo:paragraph-rsid="0079641e"/>
    </style:style>
    <style:style style:name="P10" style:family="paragraph" style:parent-style-name="Text_20_body">
      <style:text-properties officeooo:rsid="0079f600" officeooo:paragraph-rsid="0079f600"/>
    </style:style>
    <style:style style:name="P11" style:family="paragraph" style:parent-style-name="Text_20_body">
      <style:text-properties officeooo:paragraph-rsid="0079f600"/>
    </style:style>
    <style:style style:name="P12" style:family="paragraph" style:parent-style-name="Text_20_body">
      <style:text-properties officeooo:paragraph-rsid="007baff0"/>
    </style:style>
    <style:style style:name="P13" style:family="paragraph" style:parent-style-name="Text_20_body">
      <style:text-properties officeooo:rsid="007baff0" officeooo:paragraph-rsid="007baff0"/>
    </style:style>
    <style:style style:name="P14" style:family="paragraph" style:parent-style-name="Text_20_body">
      <style:text-properties officeooo:rsid="007d9e8e" officeooo:paragraph-rsid="007d9e8e"/>
    </style:style>
    <style:style style:name="P15"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6" style:family="paragraph" style:parent-style-name="Frame_20_contents">
      <style:paragraph-properties fo:text-align="justify" style:justify-single-word="false"/>
      <style:text-properties officeooo:rsid="00741135" officeooo:paragraph-rsid="00741135"/>
    </style:style>
    <style:style style:name="P17" style:family="paragraph" style:parent-style-name="Frame_20_contents">
      <style:paragraph-properties fo:text-align="justify" style:justify-single-word="false"/>
      <style:text-properties officeooo:rsid="007baff0" officeooo:paragraph-rsid="007baff0"/>
    </style:style>
    <style:style style:name="P18" style:family="paragraph" style:parent-style-name="Frame_20_contents">
      <style:paragraph-properties fo:text-align="justify" style:justify-single-word="false"/>
      <style:text-properties officeooo:rsid="007baff0" officeooo:paragraph-rsid="007d9e8e"/>
    </style:style>
    <style:style style:name="P19" style:family="paragraph" style:parent-style-name="Frame_20_contents">
      <style:paragraph-properties fo:text-align="justify" style:justify-single-word="false"/>
      <style:text-properties fo:language="ca" fo:country="ES" officeooo:rsid="007f6af0" officeooo:paragraph-rsid="007f6af0"/>
    </style:style>
    <style:style style:name="P20" style:family="paragraph" style:parent-style-name="Frame_20_contents">
      <style:paragraph-properties fo:text-align="justify" style:justify-single-word="false"/>
      <style:text-properties fo:language="ca" fo:country="ES" officeooo:rsid="008195a7" officeooo:paragraph-rsid="008195a7"/>
    </style:style>
    <style:style style:name="P21" style:family="paragraph" style:parent-style-name="Frame_20_contents">
      <style:paragraph-properties fo:text-align="justify" style:justify-single-word="false"/>
      <style:text-properties fo:language="ca" fo:country="ES" officeooo:rsid="0083ddaa" officeooo:paragraph-rsid="0083ddaa"/>
    </style:style>
    <style:style style:name="P22" style:family="paragraph" style:parent-style-name="Frame_20_contents">
      <style:paragraph-properties fo:text-align="justify" style:justify-single-word="false"/>
      <style:text-properties fo:language="ca" fo:country="ES" officeooo:rsid="00741135" officeooo:paragraph-rsid="00741135"/>
    </style:style>
    <style:style style:name="P23" style:family="paragraph" style:parent-style-name="Frame_20_contents">
      <style:paragraph-properties fo:text-align="justify" style:justify-single-word="false"/>
      <style:text-properties officeooo:paragraph-rsid="00805d6b"/>
    </style:style>
    <style:style style:name="P24" style:family="paragraph" style:parent-style-name="Frame_20_contents">
      <style:paragraph-properties fo:text-align="justify" style:justify-single-word="false"/>
      <style:text-properties officeooo:rsid="00831840" officeooo:paragraph-rsid="00831840"/>
    </style:style>
    <style:style style:name="P25" style:family="paragraph" style:parent-style-name="Frame_20_contents">
      <style:paragraph-properties fo:text-align="justify" style:justify-single-word="false"/>
      <style:text-properties officeooo:rsid="007baff0" officeooo:paragraph-rsid="007baff0"/>
    </style:style>
    <style:style style:name="P26" style:family="paragraph" style:parent-style-name="Frame_20_contents">
      <style:paragraph-properties fo:text-align="justify" style:justify-single-word="false"/>
      <style:text-properties officeooo:rsid="007baff0" officeooo:paragraph-rsid="007d9e8e"/>
    </style:style>
    <style:style style:name="P27" style:family="paragraph" style:parent-style-name="Frame_20_contents">
      <style:paragraph-properties fo:text-align="justify" style:justify-single-word="false"/>
      <style:text-properties officeooo:rsid="00842502" officeooo:paragraph-rsid="00842502"/>
    </style:style>
    <style:style style:name="P28" style:family="paragraph" style:parent-style-name="Frame_20_contents">
      <style:paragraph-properties fo:text-align="justify" style:justify-single-word="false"/>
      <style:text-properties officeooo:rsid="007d9e8e" officeooo:paragraph-rsid="007d9e8e"/>
    </style:style>
    <style:style style:name="P29" style:family="paragraph" style:parent-style-name="Frame_20_contents">
      <style:paragraph-properties fo:text-align="justify" style:justify-single-word="false"/>
      <style:text-properties officeooo:rsid="0084a6dd" officeooo:paragraph-rsid="0084a6dd"/>
    </style:style>
    <style:style style:name="P30" style:family="paragraph" style:parent-style-name="Heading_20_1">
      <style:paragraph-properties fo:text-align="center" style:justify-single-word="false"/>
    </style:style>
    <style:style style:name="P31" style:family="paragraph" style:parent-style-name="Heading_20_3">
      <style:text-properties officeooo:rsid="006dbad1" officeooo:paragraph-rsid="006dbad1"/>
    </style:style>
    <style:style style:name="P32" style:family="paragraph" style:parent-style-name="Heading_20_3">
      <style:text-properties officeooo:rsid="00779cd8" officeooo:paragraph-rsid="00779cd8"/>
    </style:style>
    <style:style style:name="P33" style:family="paragraph" style:parent-style-name="Heading_20_3">
      <style:text-properties officeooo:rsid="0079f600" officeooo:paragraph-rsid="007baff0"/>
    </style:style>
    <style:style style:name="P34" style:family="paragraph" style:parent-style-name="Heading_20_3">
      <style:text-properties officeooo:rsid="0079f600" officeooo:paragraph-rsid="0079f600"/>
    </style:style>
    <style:style style:name="P35" style:family="paragraph" style:parent-style-name="Standard">
      <style:paragraph-properties fo:text-align="justify" style:justify-single-word="false"/>
      <style:text-properties fo:color="#000000" officeooo:paragraph-rsid="00842502" fo:background-color="#ffffff"/>
    </style:style>
    <style:style style:name="P36" style:family="paragraph" style:parent-style-name="Text_20_body" style:list-style-name="L1">
      <style:text-properties officeooo:rsid="006dbad1" officeooo:paragraph-rsid="006dd7e3"/>
    </style:style>
    <style:style style:name="P37" style:family="paragraph" style:parent-style-name="Text_20_body" style:list-style-name="L1">
      <style:text-properties officeooo:rsid="006dd7e3" officeooo:paragraph-rsid="006dd7e3"/>
    </style:style>
    <style:style style:name="P38" style:family="paragraph" style:parent-style-name="Text_20_body">
      <style:text-properties officeooo:rsid="007d9e8e" officeooo:paragraph-rsid="007d9e8e"/>
    </style:style>
    <style:style style:name="P39" style:family="paragraph" style:parent-style-name="Text_20_body">
      <style:text-properties officeooo:rsid="0079f600" officeooo:paragraph-rsid="0079f600"/>
    </style:style>
    <style:style style:name="P40" style:family="paragraph" style:parent-style-name="Text_20_body">
      <style:text-properties fo:font-weight="normal" officeooo:rsid="0079f600" officeooo:paragraph-rsid="0079f600" style:font-weight-asian="normal" style:font-weight-complex="normal"/>
    </style:style>
    <style:style style:name="P41" style:family="paragraph">
      <style:paragraph-properties fo:text-align="start"/>
    </style:style>
    <style:style style:name="P42" style:family="paragraph">
      <loext:graphic-properties draw:fill-color="#ffffff"/>
      <style:paragraph-properties fo:text-align="start"/>
    </style:style>
    <style:style style:name="T1" style:family="text">
      <style:text-properties officeooo:rsid="003fa4a6"/>
    </style:style>
    <style:style style:name="T2" style:family="text">
      <style:text-properties officeooo:rsid="00578fa6"/>
    </style:style>
    <style:style style:name="T3" style:family="text">
      <style:text-properties officeooo:rsid="006dbad1"/>
    </style:style>
    <style:style style:name="T4" style:family="text">
      <style:text-properties officeooo:rsid="006dd7e3"/>
    </style:style>
    <style:style style:name="T5" style:family="text">
      <style:text-properties fo:font-weight="bold" style:font-weight-asian="bold" style:font-weight-complex="bold"/>
    </style:style>
    <style:style style:name="T6" style:family="text">
      <style:text-properties fo:font-weight="bold" officeooo:rsid="00779cd8" style:font-weight-asian="bold" style:font-weight-complex="bold"/>
    </style:style>
    <style:style style:name="T7" style:family="text">
      <style:text-properties officeooo:rsid="00779cd8"/>
    </style:style>
    <style:style style:name="T8" style:family="text">
      <style:text-properties officeooo:rsid="0079641e"/>
    </style:style>
    <style:style style:name="T9" style:family="text">
      <style:text-properties officeooo:rsid="0079f600"/>
    </style:style>
    <style:style style:name="T10" style:family="text">
      <style:text-properties officeooo:rsid="007baff0"/>
    </style:style>
    <style:style style:name="T11" style:family="text">
      <style:text-properties officeooo:rsid="007d9e8e"/>
    </style:style>
    <style:style style:name="T12" style:family="text">
      <style:text-properties officeooo:rsid="00805d6b"/>
    </style:style>
    <style:style style:name="T13" style:family="text">
      <style:text-properties officeooo:rsid="008195a7"/>
    </style:style>
    <style:style style:name="T14" style:family="text">
      <style:text-properties officeooo:rsid="00831840"/>
    </style:style>
    <style:style style:name="T15" style:family="text">
      <style:text-properties style:font-name="Droid Sans Mono1" fo:font-size="10.5pt" fo:font-weight="normal"/>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Fine_20_Dashed" svg:stroke-color="#cccccc"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draw:rect text:anchor-type="paragraph" draw:z-index="0" draw:style-name="gr1" draw:text-style-name="P42" svg:width="8.4689in" svg:height="0.4323in" svg:x="-1.1661in" svg:y="0.1772in"><text:p text:style-name="P41">Cognoms: Soldevila Puigbi <text:s/>Nom: David <text:s/>DNI: 47854055W</text:p></draw:rect>CONCEPTES AVANÇATS DE SISTEMES OPERATIUS (CASO)</text:h>
      <text:p text:style-name="P4">Facultat d'Informàtica de Barcelona, Dept. d'Arquitectura de Computadors, curs 201<text:span text:style-name="T7">9</text:span>/20<text:span text:style-name="T7">20</text:span> – <text:span text:style-name="T2">2</text:span>Q</text:p>
      <text:h text:style-name="Heading_20_1" text:outline-level="1"><text:span text:style-name="T7">Control de Laboratori<text:tab/></text:span><text:tab/><text:span text:style-name="T1"><text:tab/><text:tab/><text:tab/><text:tab/><text:tab/> <text:s text:c="6"/>27/5/20</text:span></text:h>
      <text:p text:style-name="P1">L'examen és individual</text:p>
      <text:p text:style-name="P1">Responeu en l'espai assignat</text:p>
      <text:p text:style-name="P1">Indiqueu COGNOMS, NOM i DNI (per aquest ordre)</text:p>
      <text:p text:style-name="P2">Podeu consultar llibres, apunts i Internet.</text:p>
      <text:p text:style-name="P2">No podeu parlar amb ningú dels temes d’aquest control mentre duri el control</text:p>
      <text:p text:style-name="P3">Justifiqueu totes les respostes</text:p>
      <text:p text:style-name="P1">Temps: <text:span text:style-name="T3">1</text:span> hor<text:span text:style-name="T3">a 30'</text:span></text:p>
      <text:p text:style-name="P15"/>
      <text:h text:style-name="P31" text:outline-level="3">Introducció</text:h>
      <text:p text:style-name="P5">En aquest control de laboratori farem dues pràctiques sobre la gestió <text:span text:style-name="T7">que fa </text:span>Linux <text:span text:style-name="T7">de les taules de descriptors de fitxers i de la gestió de memòria. També es veuran aspectes d’</text:span>avaluació del rendiment. Comencem:</text:p>
      <text:list xml:id="list742375936" text:style-name="L1">
        <text:list-item>
          <text:p text:style-name="P36"><text:span text:style-name="T4">D</text:span>es<text:span text:style-name="T7">empaqueta</text:span> el fitxer de suport <text:s/><text:span text:style-name="T5">ctrl-lab-</text:span><text:span text:style-name="T6">1920</text:span><text:span text:style-name="T5">.tar.bz2</text:span> <text:span text:style-name="T7">que hauràs obtingut juntament amb aquest enunciat.</text:span></text:p>
        </text:list-item>
        <text:list-item>
          <text:p text:style-name="P37"><text:span text:style-name="T6">Entra en el directori CASO1920_xx</text:span>. <text:span text:style-name="T7">(xx serà el grup on fas el control)</text:span></text:p>
        </text:list-item>
      </text:list>
      <text:p text:style-name="P5"/>
      <text:h text:style-name="P32" text:outline-level="3">Taules de canals <text:span text:style-name="T9">(4 punts)</text:span></text:h>
      <text:p text:style-name="P7">Analitzarem la informació que podem obtenir del sistema usant el shellscript fd-top.sh, proporcionat en <text:span text:style-name="T7">el</text:span> paquet de software.</text:p>
      <text:p text:style-name="P7"><text:span text:style-name="T7">Ja teniu obert un</text:span> terminal a la màquina <text:span text:style-name="T7">en la que esteu fent el control</text:span> (aquest terminal l'anomenarem "terminal 1").</text:p>
      <text:p text:style-name="P7"/>
      <text:p text:style-name="P7">* En el "terminal 1" executeu l'script <text:span text:style-name="T7">fd-top.sh</text:span>, demant-li l'ajuda</text:p>
      <text:p text:style-name="P7"/>
      <text:p text:style-name="P7"><text:s text:c="3"/>$ ./fd-top.sh -h</text:p>
      <text:p text:style-name="P7"/>
      <text:p text:style-name="P7">i estudieu la sortida per saber les opcions que pot rebre l'script i quines tecles poden canviar el seu comportament en runtime. <text:span text:style-name="T7">Feu proves de la seva execució amb diferents paràmetres.</text:span></text:p>
      <text:p text:style-name="P7">Mireu també el fitxer README <text:span text:style-name="T8">amb les instruccions sobre el seu funcionament, </text:span>que trobareu acompanyant-lo en el mateix directori.</text:p>
      <text:p text:style-name="P7">Feu diverses proves <text:span text:style-name="T8">més </text:span>d'execució amb diferents paràmetres per entendre millor com funciona i què fa.</text:p>
      <text:p text:style-name="P7"/>
      <text:p text:style-name="P7"/>
      <text:p text:style-name="P7"/>
      <text:p text:style-name="P7"/>
      <text:p text:style-name="P7"><text:soft-page-break/>* Obriu un altre terminal on executarem les comandes que volem examinar i determineu quin és. L'anomenarem "terminal en observació".</text:p>
      <text:p text:style-name="P7"/>
      <text:p text:style-name="P7">* En el “terminal <text:span text:style-name="T8">1”</text:span>, executeu l'<text:span text:style-name="T8">fd-top.sh </text:span>, indicant-li que observi només els processos del "terminal en observació".</text:p>
      <text:p text:style-name="P7"/>
      <text:p text:style-name="P8">* Compileu el fitxer <text:span text:style-name="T8">copiar</text:span>.cpp amb</text:p>
      <text:p text:style-name="P8"><text:s text:c="7"/>$ make </text:p>
      <text:p text:style-name="P7">En el "terminal en observació" executeu un </text:p>
      <text:p text:style-name="P7"/>
      <text:p text:style-name="P7"><text:s text:c="2"/>$ ./copiar /dev/tty fitxer.out</text:p>
      <text:p text:style-name="P7"/>
      <text:p text:style-name="P7"><text:span text:style-name="T9">2</text:span>a) Expliqueu detalladament quina informació mostra l'script fd-top.sh de cada procés que està executant-se en el "terminal en observaci. Haurien de ser 2 processos com a molt, un dels quals el “copiar”. Quin <text:span text:style-name="T8">é</text:span>s l'altre?</text:p>
      <text:p text:style-name="P7"><draw:frame draw:style-name="fr1" draw:name="Frame14" text:anchor-type="paragraph" svg:x="-0.2in" svg:y="0.0098in" svg:width="7in" draw:z-index="1"><draw:text-box fo:min-height="5.7638in"><text:p text:style-name="P19">El script fd-top.sh <text:span text:style-name="T13">mostra el</text:span> pid el nom de la comanda executada, l'estat, el màxim de memòria virtual demanada, la memòria virtual actual, la quantitat de memòria bloquejada, número de pàgines que no es poden moure perquè el procés necessita accedir directament a memòria física, la quantitat de memòria, la mida de la secció de dades, mida de la secció de la stack, mida del sector d'execució i la mida de la secció de biblioteques.<text:line-break/><text:line-break/>Els dos processos són copiar i zsh, l'intèrpret de comandes.</text:p></draw:text-box></draw:frame>En acabar <text:span text:style-name="T8">aquesta pregunta</text:span>, podeu interrompre l'execució de ./copiar amb ctrl-c (^C).</text:p>
      <text:p text:style-name="P9">No useu ctrl-z (^Z) perquè es quedarà encara aturat i el veurem associat al terminal en observació. </text:p>
      <text:p text:style-name="P7"><text:soft-page-break/><text:span text:style-name="T9">2</text:span>b) Ara executeu aquesta comanda en el "terminal en observació"</text:p>
      <text:p text:style-name="P7"/>
      <text:p text:style-name="P7"><text:s text:c="2"/>$ dd if=/dev/tty of=fitxer.out</text:p>
      <text:p text:style-name="P7"/>
      <text:p text:style-name="P7">i explica les diferències que veus amb el fd-to<text:span text:style-name="T8">p</text:span>.sh entre el que feia la comanda "<text:span text:style-name="T8">copiar</text:span>" per llegir del fitxer "/<text:span text:style-name="T8">dev/tty”</text:span> i com ho fa la comanda "dd":</text:p>
      <text:p text:style-name="P7"><draw:frame draw:style-name="fr1" draw:name="Frame15" text:anchor-type="paragraph" svg:x="-0.2in" svg:y="0.0098in" svg:width="7in" draw:z-index="2"><draw:text-box fo:min-height="3.0689in"><text:p text:style-name="P23"><text:span text:style-name="T12">El copia crea dos canals i dd modifica dos canals ja existents. </text:span></text:p></draw:text-box></draw:frame></text:p>
      <text:p text:style-name="P7"><text:span text:style-name="T9">2</text:span>c) Executa el següent pipeline de comandes en el "terminal en observació" i mentre estigui en execució prem un <text:s/>ctrl-z per aturar-lo (no fer-lo acabar, <text:span text:style-name="T8">ara sí que</text:span> el volem deixar parat):</text:p>
      <text:p text:style-name="P7"/>
      <text:p text:style-name="P7"><text:s text:c="2"/>$ od -x /dev/tty | wc -l |more</text:p>
      <text:p text:style-name="P7"/>
      <text:p text:style-name="P7">Explica la sortida que veus del fd-top.sh i com pots determinar com flueix la</text:p>
      <text:p text:style-name="P7">informació per les pipes.</text:p>
      <text:p text:style-name="P7"><draw:frame draw:style-name="fr1" draw:name="Frame16" text:anchor-type="paragraph" svg:x="-0.2in" svg:y="0.0098in" svg:width="7in" draw:z-index="3"><draw:text-box fo:min-height="3.0689in"><text:p text:style-name="P20">Tenen pipes que connecten els processos, una del canal 1 de oc al canal 0 de wc i una altra del canal 1 de wc al canal 0 de more. <text:span text:style-name="T14">El canal 1 es fa servir per sortida i el 0 per entrada.</text:span></text:p></draw:text-box></draw:frame></text:p>
      <text:p text:style-name="P7"><text:soft-page-break/><text:span text:style-name="T9">2</text:span>d) Mireu l'script fd-top.sh, i indiqueu de quins fitxers es serveix per obtenir la informació que ens dóna. <text:span text:style-name="T9">Què és el directori “/proc” i per a què serveix?</text:span></text:p>
      <text:p text:style-name="P7"><draw:frame draw:style-name="fr1" draw:name="Frame17" text:anchor-type="paragraph" svg:x="-0.2in" svg:y="0.0098in" svg:width="7in" draw:z-index="4"><draw:text-box fo:min-height="4.1102in"><text:p text:style-name="P20">Per agafar la informació dels processos entra a la carpeta /proc/y consulta els fitxers status i els fitxers dels canals que es troben dins de la carpeta fd/.<text:line-break/><text:line-break/>El directori /proc és on es guarda tota la informació sobre els processos del sistema.</text:p></draw:text-box></draw:frame></text:p>
      <text:p text:style-name="P12"/>
      <text:h text:style-name="P33" text:outline-level="3">“<text:span text:style-name="T10">Locked memory”</text:span> (<text:span text:style-name="T10">3</text:span> punts)</text:h>
      <text:p text:style-name="P13">Els processos poden indicar al sistema que volen disposar d’una certa quantitat de dades que siguin sempre presents a memòria. És el que anomenem “locked memory”.</text:p>
      <text:p text:style-name="P13">3a) Podeu determinar quin límit tenen habitualment els processos d’usuaris no privilegiats respecte a la quantitat de memòria que poden usar “locked”? Expliqueu com ho feu:</text:p>
      <text:p text:style-name="P13"><draw:frame draw:style-name="fr1" draw:name="Frame3" text:anchor-type="paragraph" svg:x="-0.2in" svg:y="0.0098in" svg:width="7in" draw:z-index="7"><draw:text-box fo:min-height="3.3819in"><text:p text:style-name="P24">El límit es pot consultar amb la comanda “ulimit -l”, aquest retorna la que quantitat de memoria, en kilobytes, que un proces pot bloquejar en memoria. En el meu es es 64 kilobytes.</text:p></draw:text-box></draw:frame></text:p>
      <text:p text:style-name="P13"><text:soft-page-break/>3b) Trobareu el programa pipes-bandwidth en el directori de treball, compileu-lo i executeu-lo. Mireu-lo i expliqueu breument què fa. Pista: observeu que està relativament ben comentat:</text:p>
      <text:p text:style-name="P13"><draw:frame draw:style-name="fr1" draw:name="Frame4" text:anchor-type="paragraph" svg:x="-0.2in" svg:y="0.0098in" svg:width="7in" draw:z-index="8"><draw:text-box fo:min-height="3.5618in"><text:p text:style-name="P21">A través de pipes el fill esvia informació al pare, el pare llegix les dades i les torna a enviar al fill. Aquest fa la mesura del temps i fa els calcúls per saber l’ample de banda</text:p><text:p text:style-name="P22"/><text:p text:style-name="P22"/><text:p text:style-name="P16"/><text:p text:style-name="P16"/><text:p text:style-name="P16"/><text:p text:style-name="P16"/><text:p text:style-name="P16"/><text:p text:style-name="P16"/><text:p text:style-name="P16"/><text:p text:style-name="P16"/><text:p text:style-name="P17">Apunteu aquí el rendiment (bandwidth en Mbytes/s) que obté a la vostra màquina:</text:p><text:p text:style-name="P17">time: <text:s text:c="6"/>149659.000000 us</text:p><text:p text:style-name="P17">bandwidth: <text:s/>112.102954 MBytes/s</text:p><text:p text:style-name="P17"/></draw:text-box></draw:frame>3c) Volem que els buffers que usa el programa pipes-bandwidth estiguin “locked” a memòria. Com podeu aconseguir-ho? Feu-ho:</text:p>
      <text:p text:style-name="P14"><draw:frame draw:style-name="fr1" draw:name="Frame5" text:anchor-type="paragraph" svg:x="-0.2in" svg:y="0.0098in" svg:width="7in" draw:z-index="9"><draw:text-box fo:min-height="3.352in"><text:p text:style-name="P17">Pista: dins el fitxer pipes-bandwidth.cpp trobareu les línies:</text:p><text:p text:style-name="P17"><text:s text:c="4"/>// mlock the buffers, checking for errors appropriately <text:s text:c="3"/>←Només podeu afegir codi a partir d’aquí</text:p><text:p text:style-name="P35"><text:span text:style-name="T15"><text:s text:c="3"/>int retMlock1 = mlock(buffer, BUFFER_SIZE);</text:span></text:p><text:p text:style-name="P35"><text:span text:style-name="T15"><text:s text:c="3"/>if(retMlock1 &lt; 0){</text:span></text:p><text:p text:style-name="P35"><text:span text:style-name="T15"><text:s text:c="6"/>printf("Error on locking memory for Buffer");</text:span></text:p><text:p text:style-name="P35"><text:span text:style-name="T15"><text:s text:c="3"/>}</text:span></text:p><text:p text:style-name="P35"><text:span text:style-name="T15"><text:s text:c="3"/>int retMlock2 = mlock(recvbuf, BUFFER_SIZE);</text:span></text:p><text:p text:style-name="P35"><text:span text:style-name="T15"><text:s text:c="3"/>if(retMlock2 &lt; 0){</text:span></text:p><text:p text:style-name="P35"><text:span text:style-name="T15"><text:s text:c="6"/>printf("Error on locking memory for Buffer");</text:span></text:p><text:p text:style-name="P35"><text:span text:style-name="T15"><text:s text:c="3"/>}</text:span></text:p><text:p text:style-name="P17"><text:s text:c="5"/>// end of your code <text:s text:c="2"/>← No hauríeu de canviar codi més avall d’aquesta línia</text:p><text:p text:style-name="P27">Es fa servir mlock dels buffers amb la mida que es declara al principi.</text:p></draw:text-box></draw:frame>3d) Un cop canviat el programa, haureu de fer un canvi perquè funcioni correctament. Quin canvi suggeriu? Pista: relacionat amb la mida del buffer (BUFFER_SIZE)?</text:p>
      <text:p text:style-name="P11"><draw:frame draw:style-name="fr1" draw:name="Frame6" text:anchor-type="paragraph" svg:x="-0.2in" svg:y="0.0098in" svg:width="7in" draw:z-index="10"><draw:text-box fo:min-height="0.6665in"><text:p text:style-name="P27">S’ha de modificar o be el buffer size o be modificar el limit de memoria bloquejada del sistema</text:p></draw:text-box></draw:frame></text:p>
      <text:p text:style-name="P14"><text:soft-page-break/>3e) Finalment, executeu-lo un cop els dos buffers (buffer i recvbuf) estiguin “mlocked”, i apunteu aquí el rendiment que obté: </text:p>
      <text:p text:style-name="P11"><draw:frame draw:style-name="fr1" draw:name="Frame7" text:anchor-type="paragraph" svg:x="-0.2in" svg:y="0.0098in" svg:width="7in" draw:z-index="11"><draw:text-box fo:min-height="2.7492in"><text:p text:style-name="P18">Apunteu aquí el <text:span text:style-name="T11">nou </text:span>rendiment (bandwidth en Mbytes/s) que obté a la vostra màquina:</text:p><text:p text:style-name="P18">time: <text:s text:c="6"/>530.000000 us</text:p><text:p text:style-name="P18">bandwidth: <text:s/>61.826415 MBytes/s</text:p><text:p text:style-name="P28">Quina conclusió en traieu? Ha millorat? (Ja entenem que si l’entorn on esteu executant és en màquina virtual o uniprocessador, serà difícil que hagi millorat):</text:p><text:p text:style-name="P27">El rendiment ha baixat a, aproximadament, la mitat. Això pot ser degut que s'ha de reduït el t'amant dels buffers hi ha de fer més transaccions.<text:tab/></text:p></draw:text-box></draw:frame></text:p>
      <text:h text:style-name="P34" text:outline-level="3">Relació entre els processos i els fitxers (<text:span text:style-name="T10">3</text:span> punts)</text:h>
      <text:p text:style-name="P10">La comanda “lsof” permet veure quins processos tenen obert un determinat fitxer (per lectura/escriptura o update) i també per veure quins processos tenen un directori com a “current working directory”.</text:p>
      <text:p text:style-name="P11"><text:span text:style-name="T10">4a) </text:span>En el "terminal 1", useu la comanda lsof per obtenir informació <text:span text:style-name="T9">dels processos que hi ha a</text:span>l directori actual:</text:p>
      <text:p text:style-name="P11"/>
      <text:p text:style-name="P11"><text:s text:c="2"/>$ lsof <text:s text:c="2"/>“.” </text:p>
      <text:p text:style-name="P10">Expliqueu cada camp de la informació que us dóna:</text:p>
      <text:p text:style-name="P11"><draw:frame draw:style-name="fr1" draw:name="Frame1" text:anchor-type="paragraph" svg:x="-0.2in" svg:y="0.0098in" svg:width="7in" draw:z-index="5"><draw:text-box fo:min-height="3.9626in"><text:p text:style-name="P29">Dona el nom de la comanda, el pid, l'usuari propietari del procés, els descriptors d'arxius, el tipus de node associat, el dispositiu associat, mida de l'arxiu o de l'offset de l'arxiu en bytes, el nombre del node de l'arxiu local I el nom del punt de muntatge.</text:p></draw:text-box></draw:frame></text:p>
      <text:p text:style-name="P11"><text:soft-page-break/></text:p>
      <text:p text:style-name="P10"><text:span text:style-name="T10">4</text:span>b) </text:p>
      <text:p text:style-name="P7">En el "terminal en observació" executeu:</text:p>
      <text:p text:style-name="P7"/>
      <text:p text:style-name="P7"><text:s text:c="3"/>$ cat &gt;fitxer</text:p>
      <text:p text:style-name="P7"/>
      <text:p text:style-name="P7">i en el "terminal 1" feu un </text:p>
      <text:p text:style-name="P7"/>
      <text:p text:style-name="P7"><text:s text:c="3"/>$ lsof fitxer</text:p>
      <text:p text:style-name="P7"/>
      <text:p text:style-name="P7">I també:</text:p>
      <text:p text:style-name="P7"><text:s text:c="2"/>"terminal en observació: cat 1&lt;&gt;fitxer</text:p>
      <text:p text:style-name="P7"><text:s text:c="2"/>"terminal 1" <text:s text:c="10"/>: lsof fitxer</text:p>
      <text:p text:style-name="P7"/>
      <text:p text:style-name="P7">I indiqueu la diferència principal entre el que fa la comanda</text:p>
      <text:p text:style-name="P7"><text:s text:c="3"/>$ cat &gt;fitxer</text:p>
      <text:p text:style-name="P7">i el que fa la comanda</text:p>
      <text:p text:style-name="P7"><text:s text:c="3"/>$ cat 1&lt;&gt;fitxer</text:p>
      <text:p text:style-name="P7"/>
      <text:p text:style-name="P7">Pista: man bash <text:s text:c="2"/>i busqueu &lt;&gt; a la pàgina de manual</text:p>
      <text:p text:style-name="P6"><draw:frame draw:style-name="fr1" draw:name="Frame2" text:anchor-type="paragraph" svg:x="-0.2in" svg:y="0.0098in" svg:width="7in" draw:z-index="6"><draw:text-box fo:min-height="3.5618in"><text:p text:style-name="P29">El &lt;&gt; dona permís d'escriptura i lectura mentre que &gt;; dona permís d'escriptura. Això es pot apreciar en la sortida de lsof en la columna de FS, en el primer cas ens surt w, que ens indica que només te permís per escriure i en el segon cas ens surt u (permís per escriure i llegir).</text:p></draw:text-box></draw:frame></text:p>
      <text:p text:style-name="P40">Fi del control de lab.</text:p>
      <text:p text:style-name="P4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1" svg:font-family="'Droid Sans Mono', monospace, monospace, 'Droid Sans Fallback'"/>
    <style:font-face style:name="Courier 10 Pitch" svg:font-family="'Courier 10 Pitch'" style:font-adornments="Regular"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1" svg:font-family="'Lohit Hindi'" style:font-pitch="variable"/>
    <style:font-face style:name="Lohit Marathi" svg:font-family="'Lohit Marathi'"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office:font-face-decls>
  <office:styles>
    <draw:marker draw:name="Arrow" svg:viewBox="0 0 20 30" svg:d="M10 0l-10 30h20z"/>
    <draw:marker draw:name="Arrowheads_20_10" draw:display-name="Arrowheads 10" svg:viewBox="0 0 1013 1130" svg:d="M1009 1050l-449-1008-22-30-29-12-34 12-21 26-449 1012-5 13v8l5 21 12 21 17 13 21 4h903l21-4 21-13 9-21 4-21v-8z"/>
    <draw:marker draw:name="Arrowheads_20_12" draw:display-name="Arrowheads 12" svg:viewBox="0 0 1013 1130" svg:d="M1009 1050l-449-1008-22-30-29-12-34 12-21 26-449 1012-5 13v8l5 21 12 21 17 13 21 4h903l21-4 21-13 9-21 4-21v-8z"/>
    <draw:marker draw:name="Arrowheads_20_13" draw:display-name="Arrowheads 13" svg:viewBox="0 0 1131 902" svg:d="M564 0l-564 902h1131z"/>
    <draw:marker draw:name="Arrowheads_20_14" draw:display-name="Arrowheads 14" svg:viewBox="0 0 350 350" svg:d="M175 0l175 350h-350z"/>
    <draw:marker draw:name="Arrowheads_20_15" draw:display-name="Arrowheads 15" svg:viewBox="0 0 350 350" svg:d="M175 0l175 350h-350z"/>
    <draw:marker draw:name="Arrowheads_20_16" draw:display-name="Arrowheads 16" svg:viewBox="0 0 350 350" svg:d="M175 0l175 350h-350z"/>
    <draw:marker draw:name="Arrowheads_20_17" draw:display-name="Arrowheads 17" svg:viewBox="0 0 350 350" svg:d="M175 0l175 350h-350z"/>
    <draw:marker draw:name="Arrowheads_20_18" draw:display-name="Arrowheads 18" svg:viewBox="0 0 350 350" svg:d="M175 0l175 350h-350z"/>
    <draw:marker draw:name="Arrowheads_20_19" draw:display-name="Arrowheads 19" svg:viewBox="0 0 350 350" svg:d="M175 0l175 350h-350z"/>
    <draw:marker draw:name="Arrowheads_20_20" draw:display-name="Arrowheads 20" svg:viewBox="0 0 350 350" svg:d="M175 0l175 350h-350z"/>
    <draw:marker draw:name="Arrowheads_20_21" draw:display-name="Arrowheads 21" svg:viewBox="0 0 350 350" svg:d="M175 0l175 350h-350z"/>
    <draw:marker draw:name="Arrowheads_20_22" draw:display-name="Arrowheads 22" svg:viewBox="0 0 350 350" svg:d="M175 0l175 350h-350z"/>
    <draw:marker draw:name="Arrowheads_20_23" draw:display-name="Arrowheads 23" svg:viewBox="0 0 350 350" svg:d="M175 0l175 350h-350z"/>
    <draw:marker draw:name="Arrowheads_20_3" draw:display-name="Arrowheads 3" svg:viewBox="0 0 350 350" svg:d="M175 0l175 350h-350z"/>
    <draw:marker draw:name="Arrowheads_20_4" draw:display-name="Arrowheads 4" svg:viewBox="0 0 350 350" svg:d="M175 0l175 350h-350z"/>
    <draw:marker draw:name="Arrowheads_20_5" draw:display-name="Arrowheads 5" svg:viewBox="0 0 350 350" svg:d="M175 0l175 350h-350z"/>
    <draw:marker draw:name="Arrowheads_20_6" draw:display-name="Arrowheads 6" svg:viewBox="0 0 350 350" svg:d="M175 0l175 350h-350z"/>
    <draw:stroke-dash draw:name="Fine_20_Dashed" draw:display-name="Fine Dashed" draw:style="rect" draw:dots1="1" draw:dots1-length="197%" draw:distance="197%"/>
    <draw:stroke-dash draw:name="Ultrafine_20_Dashed" draw:display-name="Ultrafine Dashed" draw:style="rect" draw:dots1="1" draw:dots1-length="0.0114in" draw:dots2="1" draw:dots2-length="0.0114in" draw:distance="0.0114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rame_20_contents_20_packed" style:display-name="Frame contents packed" style:family="paragraph" style:parent-style-name="Frame_20_contents">
      <style:paragraph-properties fo:margin-top="0in" fo:margin-bottom="0in" loext:contextual-spacing="false"/>
      <style:text-properties style:font-name="Courier 10 Pitch" fo:font-family="'Courier 10 Pitch'" style:font-style-name="Regular" style:font-pitch="fixed" fo:font-size="9pt" style:font-size-asian="10.5pt"/>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WW-Heading" style:family="paragraph" style:parent-style-name="Standard">
      <style:paragraph-properties fo:margin-top="0.1654in" fo:margin-bottom="0.0827in" loext:contextual-spacing="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1" fo:font-family="'Lohit Hindi'" style:font-pitch="variable" fo:font-size="44pt" fo:font-style="normal" fo:text-shadow="none" style:text-underline-style="none" fo:font-weight="normal" style:letter-kerning="true" style:font-name-asian="Lohit Hindi1" style:font-family-asian="'Lohit Hindi'" style:font-pitch-asian="variable" style:font-size-asian="44pt" style:font-style-asian="normal" style:font-weight-asian="normal" style:font-name-complex="Lohit Hindi1"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Lohit Hindi1" fo:font-family="'Lohit Hindi'" style:font-pitch="variable" fo:font-size="18pt" style:letter-kerning="true" style:font-name-asian="Lohit Hindi1" style:font-family-asian="'Lohit Hindi'" style:font-pitch-asian="variable" style:font-size-asian="18pt" style:font-name-complex="Lohit Hindi1"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loext:contextual-spacing="false"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loext:contextual-spacing="false"/>
    </style:style>
    <style:style style:name="WW-Heading12" style:family="paragraph" style:parent-style-name="Standard">
      <style:paragraph-properties fo:margin-top="0.1654in" fo:margin-bottom="0.0827in" loext:contextual-spacing="false"/>
    </style:style>
    <style:style style:name="WW-Heading123" style:family="paragraph" style:parent-style-name="Standard">
      <style:paragraph-properties fo:margin-top="0.1654in" fo:margin-bottom="0.0827in" loext:contextual-spac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Marathi" fo:font-family="'Lohit Marathi'"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Marathi" fo:font-family="'Lohit Marathi'"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Marathi" fo:font-family="'Lohit Marathi'" style:font-pitch="variable" fo:font-size="18pt" style:letter-kerning="true" style:font-size-asian="18pt"/>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suffix="." style:num-format="1">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space-before="0.25in" text:min-label-width="0.1555in"/>
        <style:text-properties fo:font-family="StarSymbol"/>
      </text:list-level-style-bullet>
      <text:list-level-style-bullet text:level="2" text:style-name="Numbering_20_Symbols" text:bullet-char="□">
        <style:list-level-properties text:space-before="0.4055in" text:min-label-width="0.1555in"/>
        <style:text-properties fo:font-family="StarSymbol"/>
      </text:list-level-style-bullet>
      <text:list-level-style-bullet text:level="3" text:style-name="Numbering_20_Symbols" text:bullet-char="☑">
        <style:list-level-properties text:space-before="0.25in" text:min-label-width="0.1555in"/>
        <style:text-properties fo:font-family="StarSymbol"/>
      </text:list-level-style-bullet>
      <text:list-level-style-bullet text:level="4" text:style-name="Numbering_20_Symbols" text:bullet-char="□">
        <style:list-level-properties text:space-before="0.4055in" text:min-label-width="0.1555in"/>
        <style:text-properties fo:font-family="StarSymbol"/>
      </text:list-level-style-bullet>
      <text:list-level-style-bullet text:level="5" text:style-name="Numbering_20_Symbols" text:bullet-char="☑">
        <style:list-level-properties text:space-before="0.25in" text:min-label-width="0.1555in"/>
        <style:text-properties fo:font-family="StarSymbol"/>
      </text:list-level-style-bullet>
      <text:list-level-style-bullet text:level="6" text:style-name="Numbering_20_Symbols" text:bullet-char="□">
        <style:list-level-properties text:space-before="0.4055in" text:min-label-width="0.1555in"/>
        <style:text-properties fo:font-family="StarSymbol"/>
      </text:list-level-style-bullet>
      <text:list-level-style-bullet text:level="7" text:style-name="Numbering_20_Symbols" text:bullet-char="☑">
        <style:list-level-properties text:space-before="0.25in" text:min-label-width="0.1555in"/>
        <style:text-properties fo:font-family="StarSymbol"/>
      </text:list-level-style-bullet>
      <text:list-level-style-bullet text:level="8" text:style-name="Numbering_20_Symbols" text:bullet-char="□">
        <style:list-level-properties text:space-before="0.4055in" text:min-label-width="0.1555in"/>
        <style:text-properties fo:font-family="StarSymbol"/>
      </text:list-level-style-bullet>
      <text:list-level-style-bullet text:level="9" text:style-name="Numbering_20_Symbols" text:bullet-char="☑">
        <style:list-level-properties text:space-before="0.25in" text:min-label-width="0.1555in"/>
        <style:text-properties fo:font-family="StarSymbol"/>
      </text:list-level-style-bullet>
      <text:list-level-style-bullet text:level="10" text:style-name="Numbering_20_Symbols" text:bullet-char="□">
        <style:list-level-properties text:space-before="0.40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3.2$Linux_X86_64 LibreOffice_project/40$Build-2</meta:generator>
    <dc:date>2020-05-27T09:41:59.976256696</dc:date>
    <meta:editing-cycles>123</meta:editing-cycles>
    <meta:editing-duration>P4DT14H41M26S</meta:editing-duration>
    <meta:document-statistic meta:table-count="0" meta:image-count="0" meta:object-count="0" meta:page-count="7" meta:paragraph-count="94" meta:word-count="1335" meta:character-count="8022" meta:non-whitespace-character-count="6654"/>
    <meta:user-defined meta:name="Info 1"/>
    <meta:user-defined meta:name="Info 2"/>
    <meta:user-defined meta:name="Info 3"/>
    <meta:user-defined meta:name="Info 4"/>
  </office:meta>
</office:document-meta>
</file>